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good. It's too risky to try and get through
this plasma grid.</text:p>
          </table:table-cell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ything we can do?</text:p>
          </table:table-cell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o knows what she might do to
Tokonatsu-san...?</text:p>
          </table:table-cell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 office:value-type="string">
            <text:p>You gulped down my precious, precious
orphan drug.</text:p>
          </table:table-cell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 office:value-type="string">
            <text:p>Fortunately, while the human body can absorb
the substance, I haven't yet made it able to
decompose.</text:p>
          </table:table-cell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 office:value-type="string">
            <text:p>What I'm saying is, I'll be able to extract it
from your body.</text:p>
          </table:table-cell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tremble* *tremble* *chatter* *chatter*</text:p>
          </table:table-cell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 office:value-type="string">
            <text:p>Wh-Wh-Wh-What do you mean... e-e-e-extract
it...?</text:p>
          </table:table-cell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 office:value-type="string">
            <text:p>You're not c-c-cut my belly open...?!?!</text:p>
          </table:table-cell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fraid I don't have that sort of equipment
to hand〜.</text:p>
          </table:table-cell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 office:value-type="string">
            <text:p>Instead, I'm going to have to use a more
roundabout method〜.</text:p>
          </table:table-cell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 office:value-type="string">
            <text:p>I think I'll have my medicine come back to me
from right down there〜.</text:p>
          </table:table-cell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, y-you mean...?</text:p>
          </table:table-cell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ay “aaaah”〜!</text:p>
          </table:table-cell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 office:value-type="string">
            <text:p>Blrlbrlbh!!</text:p>
          </table:table-cell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 office:value-type="string">
            <text:p>It's all right, it's only water〜.</text:p>
          </table:table-cell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 office:value-type="string">
            <text:p>Although I did mix in plenty of diuretic to make
you go pee〜.</text:p>
          </table:table-cell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gh...!</text:p>
          </table:table-cell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ome on, now, drink up!</text:p>
          </table:table-cell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 office:value-type="string">
            <text:p>If you defy me, who knows what might happen
to those kids over there〜?</text:p>
          </table:table-cell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 girl〜. Drink every last drop〜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lub... 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 office:value-type="string">
            <text:p>Puhaah!! Haah... haah...</text:p>
          </table:table-cell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〜, well done〜!</text:p>
          </table:table-cell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 office:value-type="string">
            <text:p>You know what to do next, don't you〜?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, well... but...</text:p>
          </table:table-cell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-hah, I see.</text:p>
          </table:table-cell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 office:value-type="string">
            <text:p>You can't do it with your panties still on〜!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wawawah... ////</text:p>
          </table:table-cell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!! You're going over there!!!</text:p>
          </table:table-cell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ovely, we're all good to go—! ♪</text:p>
          </table:table-cell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pose... I'm so embarrassed... ////</text:p>
          </table:table-cell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oh... wh-what a view...!</text:p>
          </table:table-cell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a rather unfavorable situation... ////</text:p>
          </table:table-cell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n't hold it in, okay〜? Let it all out〜.</text:p>
          </table:table-cell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 office:value-type="string">
            <text:p>Either way, with all that diuretic I put in the
water, I don't think you'll last any longer than
an hour〜!</text:p>
          </table:table-cell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this is way too embarrassing... I can't
go looking like this...!</text:p>
          </table:table-cell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 office:value-type="string">
            <text:p>I have to hold it, no matter what...!</text:p>
          </table:table-cell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only been ten minutes, but...)</text:p>
          </table:table-cell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 office:value-type="string">
            <text:p>(I already kinda... need to go...)</text:p>
          </table:table-cell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look at your face. I take it the diuretic's
already working〜?</text:p>
          </table:table-cell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t really... I'm just fine...!</text:p>
          </table:table-cell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 office:value-type="string">
            <text:p>Are you sure〜? May I touch your belly?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Nope, no touching the merchandise...</text:p>
          </table:table-cell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 office:value-type="string">
            <text:p>Boop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 office:value-type="string">
            <text:p>...Agh! Wai—</text:p>
          </table:table-cell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 office:value-type="string">
            <text:p>*clench*〜!</text:p>
          </table:table-cell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 office:value-type="string">
            <text:p>Uwah, ah, agh, d-don't touch, ah, aah!</text:p>
          </table:table-cell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not ready yet〜?</text:p>
          </table:table-cell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 office:value-type="string">
            <text:p>I suppose I'll let you fill up a little longer〜!</text:p>
          </table:table-cell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Kh... A-As if I'll lose to the likes of you...!)</text:p>
          </table:table-cell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, it's been around thirty minutes now.</text:p>
          </table:table-cell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 office:value-type="string">
            <text:p>Now then〜, I wonder how you're feeling〜?</text:p>
          </table:table-cell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 office:value-type="string">
            <text:p>You must be really desperate by now.</text:p>
          </table:table-cell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I-I'm... just... peachy...</text:p>
          </table:table-cell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 your best〜!</text:p>
          </table:table-cell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 office:value-type="string">
            <text:p>But don't do too well, or you'll cause me
trouble〜.</text:p>
          </table:table-cell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 office:value-type="string">
            <text:p>It's got to come out sooner or later anyway,
so don't you think sooner would be better?</text:p>
          </table:table-cell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... I-I'll hold it in...!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n I think I'll go and do some equipment
maintenance for a while〜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h...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-pee... I-I'm gonna burst...!!)</text:p>
          </table:table-cell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 office:value-type="string">
            <text:p>(A-At this rate, I won't be able to h-hold it...
for much longer!!)</text:p>
          </table:table-cell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My, my, aren't you doing well〜!</text:p>
          </table:table-cell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... fuuuh... fuuuh!</text:p>
          </table:table-cell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oah-hoah—! Your bladder is positively
bulging! *poke* *poke*</text:p>
          </table:table-cell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gh!! N-No! Sto—!!! Nngghhhaaaaah!!</text:p>
          </table:table-cell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done well to hold it for so long〜! I'm
deeply inspired〜!
*push* *push*!</text:p>
          </table:table-cell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nh, kh, aah! No, NOOOO!! It's gonna come
out! It's go—ooh, it's gonna come out!!!
Ah, AAAH!!! It's gonna come oooouuut!!!</text:p>
          </table:table-cell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nly a matter of time, now.</text:p>
          </table:table-cell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 office:value-type="string">
            <text:p>As a show of admiration, I think I'll just let
nature take its course from now on〜.</text:p>
          </table:table-cell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gh, ooh, ooh... ah... hauu...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 office:value-type="string">
            <text:p>Hold it... hold it...! Kh.. ooh...!</text:p>
          </table:table-cell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I... can't... no... it's coming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 office:value-type="string">
            <text:p>My pee... is coming... o-out... agh...
N... No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 office:value-type="string">
            <text:p>It's coming it's coming...! Ah! AH!!</text:p>
          </table:table-cell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 office:value-type="string">
            <text:p>Ah, ah, AH!! No, please!! Stay in!! Agh!!
Aaagh! It's coming ooouut!!! I'm gonna pee!!
I'm peeing!!!</text:p>
          </table:table-cell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 office:value-type="string">
            <text:p>AaaaaAAAAH!!! I-I-I... I...!!!</text:p>
          </table:table-cell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 office:value-type="string">
            <text:p>I can't!!! NOOOOOoooooo!!!!</text:p>
          </table:table-cell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 office:value-type="string">
            <text:p>Aaahhhh... ahh... ////</text:p>
          </table:table-cell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 office:value-type="string">
            <text:p>D-Don't... look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's this...? You let out more than I expected.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because... ////
I was holding it in so desperately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old you it would come out sooner or later〜!</text:p>
          </table:table-cell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 office:value-type="string">
            <text:p>Right, I'm going to take this lovely sample off to
the extractor〜!</text:p>
          </table:table-cell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</text:p>
          </table:table-cell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 office:value-type="string">
            <text:p>DON'T LEAVE ME LIKE THIIIIS!!</text:p>
          </table:table-cell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..</text:p>
          </table:table-cell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 office:value-type="string">
            <text:p>Erm... you did well.</text:p>
          </table:table-cell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. If it was me, I woulda given up in the
first twenty minutes.</text:p>
          </table:table-cell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 office:value-type="string">
            <text:p>But... she ran off with the drug...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fine...!</text:p>
          </table:table-cell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 office:value-type="string">
            <text:p>It is not like she has completed her formulation
yet. And even if she does, we are the Heavenly
Maidens; we will stop her!</text:p>
          </table:table-cell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nod* *nod* *nod*!</text:p>
          </table:table-cell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sorry, everyone. And thank you...!</text:p>
          </table:table-cell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we can't just leave Hamuko like
that.</text:p>
          </table:table-cell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 office:value-type="string">
            <text:p>Isn't there any way we can get out of here...?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oah!! What just happened?!?!</text:p>
          </table:table-cell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 pitch black...!</text:p>
          </table:table-cell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sounds of things, something gigantic
just crashed to the ground...</text:p>
          </table:table-cell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ook! The bars of light have disappeared!</text:p>
          </table:table-cell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! I don't geddit, but now's our chance!!</text:p>
          </table:table-cell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are you all right?</text:p>
          </table:table-cell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that's better. Thanks a bunch, Nyanko!</text:p>
          </table:table-cell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 office:value-type="string">
            <text:p>I was so embarrassed I thought I might die...</text:p>
          </table:table-cell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difficult for us watching, as well...</text:p>
          </table:table-cell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 office:value-type="string">
            <text:p>Anyway, I'm glad you're safe.</text:p>
          </table:table-cell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aotome-kuuuun! You can come out, now—!</text:p>
          </table:table-cell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probably shouldn't ask what happened here.</text:p>
          </table:table-cell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 kidding...!</text:p>
          </table:table-cell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et out of here at onc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